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in" fo:margin-bottom="0.1945in" style:contextual-spacing="false"/>
    </style:style>
    <style:style style:name="P2" style:family="paragraph" style:parent-style-name="Normal_20__28_Web_29_">
      <style:paragraph-properties fo:margin-top="0.1945in" fo:margin-bottom="0.1945in" style:contextual-spacing="false"/>
    </style:style>
    <style:style style:name="P3" style:family="paragraph" style:parent-style-name="Normal_20__28_Web_29_" style:list-style-name="WWNum1">
      <style:paragraph-properties fo:margin-top="0.1945in" fo:margin-bottom="0in" style:contextual-spacing="false"/>
    </style:style>
    <style:style style:name="P4" style:family="paragraph" style:parent-style-name="Normal_20__28_Web_29_" style:list-style-name="WWNum1">
      <style:paragraph-properties fo:margin-top="0in" fo:margin-bottom="0.1945in" style:contextual-spacing="false"/>
    </style:style>
    <style:style style:name="P5" style:family="paragraph" style:parent-style-name="Normal_20__28_Web_29_" style:list-style-name="WWNum1">
      <style:paragraph-properties fo:margin-top="0in" fo:margin-bottom="0in" style:contextual-spacing="false"/>
    </style:style>
    <style:style style:name="P6" style:family="paragraph" style:parent-style-name="Normal_20__28_Web_29_" style:list-style-name="WWNum2">
      <style:paragraph-properties fo:margin-top="0.1945in" fo:margin-bottom="0in" style:contextual-spacing="false"/>
    </style:style>
    <style:style style:name="P7" style:family="paragraph" style:parent-style-name="Normal_20__28_Web_29_" style:list-style-name="WWNum2">
      <style:paragraph-properties fo:margin-top="0in" fo:margin-bottom="0.1945in" style:contextual-spacing="false"/>
    </style:style>
    <style:style style:name="P8" style:family="paragraph" style:parent-style-name="Normal_20__28_Web_29_">
      <style:paragraph-properties fo:margin-left="0.0984in" fo:margin-top="0.1945in" fo:margin-bottom="0.1945in" style:contextual-spacing="false"/>
    </style:style>
    <style:style style:name="P9" style:family="paragraph" style:parent-style-name="Normal_20__28_Web_29_" style:list-style-name="WWNum3">
      <style:paragraph-properties fo:margin-top="0.1945in" fo:margin-bottom="0in" style:contextual-spacing="false"/>
    </style:style>
    <style:style style:name="P10" style:family="paragraph" style:parent-style-name="Normal_20__28_Web_29_" style:list-style-name="WWNum3">
      <style:paragraph-properties fo:margin-top="0in" fo:margin-bottom="0.1945in" style:contextual-spacing="false"/>
    </style:style>
    <style:style style:name="P11" style:family="paragraph" style:parent-style-name="Normal_20__28_Web_29_" style:list-style-name="WWNum3">
      <style:paragraph-properties fo:margin-top="0in" fo:margin-bottom="0in" style:contextual-spacing="false"/>
    </style:style>
    <style:style style:name="P12" style:family="paragraph" style:parent-style-name="Normal_20__28_Web_29_">
      <loext:graphic-properties draw:fill="solid" draw:fill-color="#ffffff"/>
      <style:paragraph-properties fo:margin-top="0.0917in" fo:margin-bottom="0.0917in" style:contextual-spacing="false" fo:background-color="#ffffff" style:vertical-align="baselin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complex="bold"/>
    </style:style>
    <style:style style:name="T5" style:family="text">
      <style:text-properties fo:color="#000000" loext:opacity="100%" fo:font-size="14pt" fo:font-style="italic" fo:font-weight="bold" style:font-size-asian="14pt" style:font-style-asian="italic" style:font-weight-asian="bold" style:font-size-complex="14pt">
        <loext:char-complex-color loext:theme-type="dark1" loext:color-type="theme"/>
      </style:text-properties>
    </style:style>
    <style:style style:name="T6" style:family="text">
      <style:text-properties fo:color="#000000" loext:opacity="100%" fo:font-size="14pt" style:font-size-asian="14pt" style:font-size-complex="14pt">
        <loext:char-complex-color loext:theme-type="dark1" loext:color-type="theme"/>
      </style:text-properties>
    </style:style>
    <style:style style:name="T7" style:family="text">
      <style:text-properties fo:color="#000000" loext:opacity="100%" fo:font-size="14pt" fo:background-color="#ffffff" loext:char-shading-value="0" style:font-size-asian="14pt" style:font-size-complex="14pt">
        <loext:char-complex-color loext:theme-type="dark1" loext:color-type="theme"/>
      </style:text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 переводе с древнегреческого «история» – рассказ о прошедшем, об узнанном. Существует несколько значений понятия <text:span text:style-name="T1">история</text:span>. Основными являются следующие: 1) история – рассказ, повествование; 2) история – это процесс развития природы и общества во времени; 3) история – это наука, изучающая прошлое человечества во всей его конкретности и многообразии.</text:p>
      <text:p text:style-name="P2"><text:span text:style-name="T2">Объектом</text:span> исторической науки (т.е. что она изучает) является вся совокупность фактов, событий, явлений, характеризующих жизнь общества в прошлом. Поскольку прошлое человечества очень многообразно, его изучают не только историки. Чтобы определить границы исследования для различных общественных наук, существует предмет науки. <text:span text:style-name="T2">Предметом</text:span> исторической науки являются закономерности развития человеческого общества. Таким образом, главной целью истории становится познание законов общественного развития в прошлом для того,чтобы объяснить настоящее.</text:p>
      <text:p text:style-name="P2"><text:span text:style-name="T2">Субъект</text:span> истории – это <text:span text:style-name="T4">конкретно-исторические индивиды (группы индивидов), «определенным образом занимающиеся производственной деятельностью»</text:span> , состоящие в определенных производственных, политических и других отношениях.</text:p>
      <text:p text:style-name="P2"><text:span text:style-name="T1">Методология</text:span>– это учение о способах исследования исторических фактов. Методологию составляет совокупность методов.<text:span text:style-name="T1">Метод</text:span><text:span text:style-name="T3"> </text:span>– способ изучения исторических закономерностей через их конкретные проявления – факты. Историки пользуются множеством <text:span text:style-name="T2">методов:</text:span><text:span text:style-name="T3"> </text:span></text:p>
      <text:list text:style-name="WWNum1">
        <text:list-item>
          <text:p text:style-name="P3">Историко-генетический метод – состоит в изучении исторических явлений в процессе их развития – от зарождения до гибели или современного состояния.</text:p>
        </text:list-item>
        <text:list-item>
          <text:p text:style-name="P5">Историко-сравнительный метод – состоит в сопоставлении исторических объектов в пространстве и времени и выявлении сходства и различия между ними.</text:p>
        </text:list-item>
        <text:list-item>
          <text:p text:style-name="P5">С помощью историко-типологического<text:span text:style-name="T3"> </text:span>метода выявляются общие черты исторических событий и выделяются однородные стадии в их развитии. Происходит классификация исторических явлений, событий, объектов.</text:p>
        </text:list-item>
        <text:list-item>
          <text:p text:style-name="P5">Идеографический метод – состоит в описании событий, явлений.<text:span text:style-name="T3"> </text:span></text:p>
        </text:list-item>
        <text:list-item>
          <text:p text:style-name="P5">Системный<text:span text:style-name="T3"> </text:span>метод – состоит в раскрытии внутренних механизмов функционирования и развития, анализе системы и структуры того или иного явления.</text:p>
        </text:list-item>
        <text:list-item>
          <text:p text:style-name="P5">Ретроспективный метод – с его помощью можно последовательно проникнуть в прошлое с целью выявления причины события и восстановления его хода.</text:p>
        </text:list-item>
        <text:list-item>
          <text:p text:style-name="P5"><text:soft-page-break/>Синхронный метод – состоит в изучении различных исторических событий, происходивших в одно и то же время с целью установить связи между ними.</text:p>
        </text:list-item>
        <text:list-item>
          <text:p text:style-name="P5">Хронологический метод (проблемно-хронологический) – состоит в изучении последовательности исторических событий во времени или по периодам, а внутри них по проблемам.</text:p>
        </text:list-item>
        <text:list-item>
          <text:p text:style-name="P4">Метод периодизации – позволяет установить периоды исторического развития на основе выявления качественных изменений в обществе обнаруживающих решающие направления в его движении.</text:p>
        </text:list-item>
      </text:list>
      <text:p text:style-name="P2">При использовании данных методов необходимо опираться на следующие принципы<text:span text:style-name="T3"> </text:span>исторического исследования: </text:p>
      <text:list text:style-name="WWNum2">
        <text:list-item>
          <text:p text:style-name="P6">Историзм обязывает рассматривать все события и явления в их взаимосвязи и взаимообусловленности. События с учетом данного принципа рассматриваются в контексте происходившего, а не по отдельности.</text:p>
        </text:list-item>
        <text:list-item>
          <text:p text:style-name="P7">Объективность обязывает рассматривать все события и явления непредвзято, объективно, без предпочтений.</text:p>
        </text:list-item>
      </text:list>
      <text:p text:style-name="P8"/>
      <text:p text:style-name="P8">Источники</text:p>
      <text:p text:style-name="P8">1. устная традиция (легенды, крылатые слова, саги и др.);</text:p>
      <text:p text:style-name="P8">2. письменная традиция (биографии, мемуары, газеты и др.);</text:p>
      <text:p text:style-name="P8">3. изобразительная традиция (живопись, скульптура и др.).</text:p>
      <text:p text:style-name="P8">Следующий тип исторических источников — «остатки» — представляет собой непосредственные результаты самих событий. Различают следующие виды:</text:p>
      <text:p text:style-name="P8">1. обычаи, нравы;</text:p>
      <text:p text:style-name="P8">2. произведения искусств, ремесел;</text:p>
      <text:p text:style-name="P8">3. деловые, законодательные документы и др.</text:p>
      <text:p text:style-name="P8">Междисциплинарные связи устанавливаются при изучении исторических источников, которые хранятся в библиотеках.Архивные документы также могут быть источниками информации о прошлом.</text:p>
      <text:p text:style-name="P2" loext:marker-style-name="T5"><text:span text:style-name="T5">Научная хронология: </text:span><text:span text:style-name="T5"/></text:p>
      <text:list text:style-name="WWNum3">
        <text:list-item>
          <text:p text:style-name="P9" loext:marker-style-name="T6"><text:soft-page-break/><text:span text:style-name="T6">862 – 1097 гг. – Киевская Русь</text:span><text:span text:style-name="T6"/></text:p>
        </text:list-item>
        <text:list-item>
          <text:p text:style-name="P11" loext:marker-style-name="T6"><text:span text:style-name="T6">1097 – 1480 гг. – удельная Русь (феодальная раздробленность)</text:span><text:span text:style-name="T6"/></text:p>
        </text:list-item>
        <text:list-item>
          <text:p text:style-name="P11" loext:marker-style-name="T6"><text:span text:style-name="T6">1480 – 1721 гг. – период московского государства</text:span><text:span text:style-name="T6"/></text:p>
        </text:list-item>
        <text:list-item>
          <text:p text:style-name="P11" loext:marker-style-name="T6"><text:span text:style-name="T6">1721 – 1917 гг. – период Российской Империи </text:span><text:span text:style-name="T6"/></text:p>
        </text:list-item>
        <text:list-item>
          <text:p text:style-name="P11" loext:marker-style-name="T6"><text:span text:style-name="T6">1917 – 1991 гг. – советский период (история Советской России)</text:span><text:span text:style-name="T6"/></text:p>
        </text:list-item>
        <text:list-item>
          <text:p text:style-name="P10" loext:marker-style-name="T6"><text:span text:style-name="T6">1991 и тд. – история новой России</text:span><text:span text:style-name="T6"/></text:p>
        </text:list-item>
      </text:list>
      <text:p text:style-name="P2" loext:marker-style-name="T5"><text:span text:style-name="T5">Летоисчисление в России:</text:span><text:span text:style-name="T5"/></text:p>
      <text:p text:style-name="P2" loext:marker-style-name="T7"><text:span text:style-name="T7">Летоисчисление от сотворения мира – это календарная система подсчета времени, которая использовалась на Руси и используется в различных культурах и религиях мира. Её основа – это дата сотворения мира, из которой вычитаются годы до настоящего времени. В России существовала своя система летоисчисления, основанная на дате сотворения мира, которую принято считать 1 сентября 5509 года до нашей эры.</text:span><text:span text:style-name="T7"/></text:p>
      <text:p text:style-name="P12" loext:marker-style-name="T6"><text:span text:style-name="T6">Однако, в 1700 году Пётр 1 решил перейти на европейскую систему летоисчисления, основанную на рождестве Христа. В этой системе год считается с 1 января от рождества Христа, а не от сотворения мира. Кроме того, Пётр 1 вычеркнул 5000 лет из русской истории, считая, что они были вымышлены и не имеют исторического подтверждения.</text:span><text:span text:style-name="T6"/></text:p>
      <text:p text:style-name="P2">В языческом мире славян время воспринималось не как бесконечное, а как некий промежуток между сотворением мира и неясным «скончанием времён». Исчисление четырёх времён года велось по лунно-солнечному календарю и было связано с природными циклами, влияющими на хозяйственную деятельность: лето-зима, весна-осень.</text:p>
      <text:p text:style-name="P2">С введением христианства понятие времени у славян изменилось: время обрело начало и конец. Началом времени считалось Сотворение мира; конец времени связывался со Вторым пришествием и Судным днём – такая система летоисчисления была перенесена на Русь из Византии. Дата Сотворения мира была высчитана древними богословами и астрономами по наблюдениям о движении светил и по библейским указаниям. По данным Библии, датой рождения Христа был 5508 год после Сотворения мира; следовательно, дата Сотворения мира относилась к 5508 году до Рождества Христова. Год 5508 как начало истории вошёл в византийскую <text:soft-page-break/>хронологию истории; из Византии эта дата перешла в древнерусскую хронологию. В других странах датой начала мира считались 5500 или 5506 годы.</text:p>
      <text:p text:style-name="P2">Для датировки событий на Руси к дате сотворения мира прибавляли дату от Рождества Христова. Так, дата крещения Руси (988 год от Рождества Христова) определялась как 6496 год от Сотворения мира (988+5508). В летописях и документах стали ставить дату написания, например, 6360 год от Сотворения мира. Так появилась возможность исчислять годы от единой отправной точки.</text:p>
      <text:p text:style-name="P2">До конца XVII века древнерусский новый год начинался с марта, времени пробуждения природы, или с сентября, как в Византии. Полагают, что до 1492 года два календарных стиля существовали параллельно; затем до петровских реформ преобладал сентябрьский стиль начала календарного года.</text:p>
      <text:p text:style-name="P2">Год древних славян состоял из 12 месяцев, названия которых отражали природные явления. Например, январь назывался просинец, так как появлялось больше света, синевы; май – травень, октябрь – листопад, декабрь – студень.</text:p>
      <text:p text:style-name="P2">Учёный и мыслитель средневековой Руси Кирик ((1110 – после 1158 (?)), диакон новгородского Антониева монастыря, составил правила ведения календаря, объяснив, как следует считать дни и месяцы. Календари на Руси становились унифицированными.</text:p>
      <text:p text:style-name="P2">В 1492 году на Руси отошли от древней традиции начинать новый год с марта и перешли на византийский отсчёт нового года с сентября. Месяцы и недели года стали определяться по юлианскому календарю, принятому в Византии и в Западной Европе. Месяцы получили привычные для нас названия, произошедшие от имён древнеримских богов, например, январь назван в честь бога времени Януса, май – в честь богини плодородия Майи. Семидневная неделя связана с семью днями сотворения мира.</text:p>
      <text:p text:style-name="P2">В исторической науке существует множество подходов, обеспечивающих разные пути к познанию и осмыслению истории. Одним из первых появился <text:span text:style-name="T3">теологический подход</text:span>. Он возник в эпоху Средневековья, в условиях господства религиозного мировоззрения. С его помощью исторический процесс рассматривается как результат проявления божественной воли или мирового духа (провиденциализм), а смысл истории – это последовательное движение человечества к познанию Бога (Августин). Данный подход придает истории ценностно-смысловое, нравственное значение, как борьбу добра и зла. С точки зрения мировых религий исторических процесс конечен (эсхатология), един и линеен, т.е. <text:soft-page-break/>все люди, народы, цивилизации на Земле проходят по одной единой линии развития.</text:p>
      <text:p text:style-name="P2">В Новое время возникает несколько новых подходов. <text:span text:style-name="T3">Рационали-стический подход</text:span> (рационализм) признает только человеческий разум единственным источником познания. Отсюда возникли теории естественного права и общественного договора (Д. Локк, Т. Гоббс), а также теория произвола личности в истории, утверждавшая, что отдельная великая личность способна изменить ход мировой истории по своему усмотрению (Т. Карлейль). </text:p>
      <text:p text:style-name="P2"><text:span text:style-name="T3">Естественнонаучный подход</text:span> (натурализм) утверждает, что человечество живет по законам природы. Так, Ш.Л. Монтескьё определял решающими факторами общественного развития климат и почву страны. Л.И. Мечников особое значение придавал воде – рекам, морям, океанам (гидросфера), около которых люди селились, кормились и по которым осуществлялись основные коммуникации. Т. Мальтус, основатель демографии, главным фактором в истории видел естественный прирост народонаселения, являющийся причинами нехват-ки средств к существованию и расширению жизненного пространства людей, вступающих в противоречие с другими людьми. Отсюда войны, бедность, голод и болезни, приводящие к революциям. Л.Н. Гумилёв ус-танавливал причину рождения и развития этносов некую пассионарность – биопсихическую энергию, возникающую из энергии солнца в сочета-нии с этническими, географическими и климатическими условиями су-ществования людей.</text:p>
      <text:p text:style-name="P2">Иной подход (с точки зрения материализма) демонстрирует <text:span text:style-name="T3">формационный (марксистский) подход</text:span>, основанный в середине XIX в. К. Марксом и конкретизированный Ф. Энгельсом, позднее дополнен трудами В.И. Ленина. Согласно этому подходу исторический процесс рассматривается как последовательная смена пяти общественно-экономических формаций:</text:p>
      <text:p text:style-name="P2">1) первобытнообщинный строй – когда все равны, работают сообща и все наработанное делят пополам;</text:p>
      <text:p text:style-name="P2">2) рабовладение – первое классовое общество, внутри которого рабовладелец владеет всем, в т.ч. рабами, как основными производителями общественных благ;</text:p>
      <text:p text:style-name="P2">3) феодализм – время господства феодалов-землевладельцев, эксплуатирующих труд зависимых от них крестьян;</text:p>
      <text:p text:style-name="P2"><text:soft-page-break/>4) капитализм – эпоха промышленных революций, приведшая к возникновению капиталистов (буржуазия) – владеющих промышленными предприятиями и нанимаемых ими рабочих (пролетариат);</text:p>
      <text:p text:style-name="P2">5) коммунизм (первая стадия коммунизма – социализм) – когда все равны, работают сообща и все наработанное делят пополам.</text:p>
      <text:p text:style-name="P2">Данные формации отличаются между собой способом материального производства (экономический фактор), сочетающим производительные силы и производственные отношения. Противоречия между ними рождают классовую борьбу – главный двигатель истории, приводящий к смене формаций. </text:p>
      <text:p text:style-name="P2">Несмотря на свою привлекательность и простоту, у данного подхода имеются и недостатки, в частности он не учитывает многообразия мира (прежде всего культурного) и не может быть применен ко всем странам и народам, по-разному развивавшимся. Тем не менее, после 1917 г. этот подход стал господствующим в нашей стране и оставался таковым вплоть до распада СССР в 1991 г.</text:p>
      <text:p text:style-name="P2"><text:span text:style-name="T3">Цивилизационный подход</text:span> возник во второй половине XIX – начале ХХ века. К основным представителям этого подхода принадлежат Н.Я. Данилевский, О. Шпенглер и А. Тойнби. Согласно данному подходу исторический процесс рассматривается как развитие отдельных стран и народов (замкнутых локальных цивилизаций), которые имеют свое культурное своеобразие, но в итоге все они проходят стадии возникновения, роста, расцвета, упадка и гибели, как все живое на Земле. Недостатком подхода является неразработанность терминологии (нет даже четкого понимания термина «цивилизация»). Это ограничивает его распространение.В итоге во второй половине XX в. возникла идея стадиальных ци-вилизаций, пытающаяся соединить формационные и цивилизационные подходы. По ней все человечество есть одна большая цивилизация, про-ходящая в своем развитии стадии: доиндустриальную (традиционную, аграрную), индустриальную (техногенную) и постиндустриальную (ин-формационную).</text:p>
      <text:p text:style-name="P2">Одним из популярных является <text:span text:style-name="T3">модернизационный подход</text:span> (теория модернизации), восходящий к учению М. Вебера начала ХХ в. Само слово «модернизация» означает переход от традиционного общества, основанного на традициях, к современному, основанному на постоянном совершенствовании.</text:p>
      <text:p text:style-name="P2">В современной исторической науке, особенно на Западе, широкое распространение получил <text:span text:style-name="T3">антропологический подход</text:span>, который приоритетную роль отводит человеку, его внутреннему миру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3484in" fo:text-indent="-0.25in" fo:margin-left="0.3484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lina</meta:initial-creator>
    <meta:editing-cycles>2</meta:editing-cycles>
    <meta:creation-date>2023-09-10T21:01:00</meta:creation-date>
    <dc:date>2023-09-16T15:42:29.388372632</dc:date>
    <meta:editing-duration>PT9M39S</meta:editing-duration>
    <meta:generator>LibreOffice/7.6.1.2$Linux_X86_64 LibreOffice_project/60$Build-2</meta:generator>
    <meta:document-statistic meta:table-count="0" meta:image-count="0" meta:object-count="0" meta:page-count="6" meta:paragraph-count="56" meta:word-count="1587" meta:character-count="12430" meta:non-whitespace-character-count="10860"/>
    <meta:user-defined meta:name="AppVersion">12.0000</meta:user-defined>
    <meta:template xlink:type="simple" xlink:actuate="onRequest" xlink:title="Normal.dotm" xlink:href=""/>
  </office:meta>
</office:document-meta>
</file>